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alibri" svg:font-family="Calibri"/>
    <style:font-face style:name="Tahoma1" svg:font-family="Tahoma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4708in" style:rel-column-width="61236*"/>
    </style:style>
    <style:style style:name="Table1.B" style:family="table-column">
      <style:table-column-properties style:column-width="0.4542in" style:rel-column-width="4299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5514in" style:rel-column-width="14677*"/>
    </style:style>
    <style:style style:name="Table3.B" style:family="table-column">
      <style:table-column-properties style:column-width="0.1882in" style:rel-column-width="1780*"/>
    </style:style>
    <style:style style:name="Table3.C" style:family="table-column">
      <style:table-column-properties style:column-width="5.1875in" style:rel-column-width="49078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5493in" style:rel-column-width="14657*"/>
    </style:style>
    <style:style style:name="Table4.B" style:family="table-column">
      <style:table-column-properties style:column-width="0.1882in" style:rel-column-width="1780*"/>
    </style:style>
    <style:style style:name="Table4.C" style:family="table-column">
      <style:table-column-properties style:column-width="0.2729in" style:rel-column-width="2581*"/>
    </style:style>
    <style:style style:name="Table4.D" style:family="table-column">
      <style:table-column-properties style:column-width="1.5306in" style:rel-column-width="14480*"/>
    </style:style>
    <style:style style:name="Table4.E" style:family="table-column">
      <style:table-column-properties style:column-width="0.5299in" style:rel-column-width="5012*"/>
    </style:style>
    <style:style style:name="Table4.F" style:family="table-column">
      <style:table-column-properties style:column-width="0.1771in" style:rel-column-width="1675*"/>
    </style:style>
    <style:style style:name="Table4.G" style:family="table-column">
      <style:table-column-properties style:column-width="0.4292in" style:rel-column-width="4060*"/>
    </style:style>
    <style:style style:name="Table4.H" style:family="table-column">
      <style:table-column-properties style:column-width="0.1563in" style:rel-column-width="1478*"/>
    </style:style>
    <style:style style:name="Table4.I" style:family="table-column">
      <style:table-column-properties style:column-width="2.0944in" style:rel-column-width="19812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5.1882in" fo:margin-left="-0.0368in" fo:margin-right="-0.0375in" table:align="margins"/>
    </style:style>
    <style:style style:name="Table5.A" style:family="table-column">
      <style:table-column-properties style:column-width="0.25in" style:rel-column-width="3158*"/>
    </style:style>
    <style:style style:name="Table5.B" style:family="table-column">
      <style:table-column-properties style:column-width="0.8021in" style:rel-column-width="10132*"/>
    </style:style>
    <style:style style:name="Table5.D" style:family="table-column">
      <style:table-column-properties style:column-width="3.8861in" style:rel-column-width="49087*"/>
    </style:style>
    <style:style style:name="Table5.A1" style:family="table-cell">
      <style:table-cell-properties fo:padding="0.0382in" fo:border="none"/>
    </style:style>
    <style:style style:name="Table5.3" style:family="table-row">
      <style:table-row-properties style:min-row-height="0.1931in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Table_20_Contents">
      <style:paragraph-properties fo:margin-left="0.2299in" fo:margin-right="0.1799in" fo:text-align="justify" style:justify-single-word="false" fo:text-indent="-0.25in" style:auto-text-indent="false" text:number-lines="false" text:line-number="0"/>
    </style:style>
    <style:style style:name="P4" style:family="paragraph" style:parent-style-name="Table_20_Contents">
      <style:paragraph-properties fo:margin-left="0.2299in" fo:margin-right="0.1799in" fo:text-align="justify" style:justify-single-word="false" fo:text-indent="-0.25in" style:auto-text-indent="false" text:number-lines="false" text:line-number="0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left="0.2299in" fo:margin-right="0.1799in" fo:text-align="justify" style:justify-single-word="false" fo:text-indent="-0.25in" style:auto-text-indent="false"/>
      <style:text-properties fo:color="#000000" style:font-name="Times New Roman" fo:font-size="12pt" style:font-size-asian="12pt" style:font-size-complex="12pt"/>
    </style:style>
    <style:style style:name="P6" style:family="paragraph" style:parent-style-name="Header">
      <style:paragraph-properties loext:contextual-spacing="false" fo:margin-left="0in" fo:margin-right="0in" fo:text-align="justify" style:justify-single-word="false" fo:text-indent="0in" style:auto-text-indent="false"/>
      <style:text-properties style:use-window-font-color="true" style:font-name="Times New Roman" fo:font-size="12pt" fo:language="en" fo:country="US" fo:font-weight="normal" fo:background-color="transparent" style:font-name-asian="Calibri" style:font-size-asian="12pt" style:font-name-complex="Calibri" style:font-size-complex="12pt"/>
    </style:style>
    <style:style style:name="P7" style:family="paragraph" style:parent-style-name="Header">
      <style:paragraph-properties loext:contextual-spacing="false" fo:margin-left="0in" fo:margin-right="0in" fo:text-align="justify" style:justify-single-word="false" fo:text-indent="0in" style:auto-text-indent="false"/>
      <style:text-properties style:use-window-font-color="true" style:font-name="Times New Roman" fo:font-size="12pt" fo:language="en" fo:country="US" fo:font-weight="normal" fo:background-color="transparent" style:font-name-asian="Calibri" style:font-size-asian="12pt" style:font-weight-asian="normal" style:font-name-complex="Calibri" style:font-size-complex="12pt" style:font-weight-complex="normal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T1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fo:color="#000000" style:font-name="Times New Roman" fo:font-size="12pt" style:font-name-asian="Arial1" style:font-size-asian="12pt" style:font-name-complex="Arial1" style:font-size-complex="12pt"/>
    </style:style>
    <style:style style:name="T3" style:family="text">
      <style:text-properties fo:font-style="italic" style:font-name-asian="Times New Roman1" style:font-style-asian="italic" style:font-name-complex="Times New Roman1" style:font-style-complex="italic"/>
    </style:style>
    <style:style style:name="T4" style:family="text">
      <style:text-properties style:font-name-asian="Arial1" style:font-name-complex="Arial1"/>
    </style:style>
    <style:style style:name="T5" style:family="text">
      <style:text-properties style:font-name-asian="Times New Roman1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{kejaksaan}</text:p>
          </table:table-cell>
          <table:table-cell table:style-name="Table1.A1" office:value-type="string">
            <text:p text:style-name="P9">B-4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8">"UNTUK KEADILAN"</text:p>
          </table:table-cell>
        </table:table-row>
      </table:table>
      <text:p text:style-name="P1">SURAT PERINTAH</text:p>
      <text:p text:style-name="P1">PENGGELEDAHAN/PENYEGELAN/PENYITAAN/PENITIPAN</text:p>
      <text:p text:style-name="P1">NOMOR : PRINT {no_surat}</text:p>
      <text:p text:style-name="P1">{kepala}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5" office:value-type="string">
            <text:p text:style-name="P11">Dasar</text:p>
          </table:table-cell>
          <table:table-cell table:style-name="Table3.A1" table:number-rows-spanned="5" office:value-type="string">
            <text:p text:style-name="P12">:</text:p>
          </table:table-cell>
          <table:table-cell table:style-name="Table3.A1" office:value-type="string">
            <text:p text:style-name="P3">1. <text:s text:c="2"/><text:span text:style-name="T1">Undang-undang No. 8 Tahun 1981 tentang Hukum </text:span><text:span text:style-name="T2">Acara </text:span><text:span text:style-name="T1">Pidana </text:span><text:span text:style-name="T2">pasal </text:span><text:span text:style-name="T1">284 </text:span><text:span text:style-name="T2">ayat </text:span><text:span text:style-name="T1">(2) jo pasal 33 jo </text:span><text:span text:style-name="T2">pasal </text:span><text:span text:style-name="T1">34 </text:span><text:span text:style-name="T2">jo pasal </text:span><text:span text:style-name="T1">38.</text:span></text:p>
          </table:table-cell>
        </table:table-row>
        <table:table-row>
          <table:covered-table-cell/>
          <table:covered-table-cell/>
          <table:table-cell table:style-name="Table3.A1" office:value-type="string">
            <text:p text:style-name="P5"><text:span text:style-name="T5">2. <text:s text:c="2"/>Undang-undang Nomor </text:span><text:span text:style-name="T3">5 </text:span><text:span text:style-name="T5">Tahun 1991 </text:span><text:span text:style-name="T4">tentang </text:span><text:span text:style-name="T5">Kejaksaan Republik </text:span><text:span text:style-name="T4">Indonesia.</text:span></text:p>
          </table:table-cell>
        </table:table-row>
        <table:table-row>
          <table:covered-table-cell/>
          <table:covered-table-cell/>
          <table:table-cell table:style-name="Table3.A1" office:value-type="string">
            <text:p text:style-name="P4">3. <text:s text:c="2"/>Undang-undang Nomor {nomor_uud} Tahun {thn_uud} tentang {tentang_uud}</text:p>
          </table:table-cell>
        </table:table-row>
        <table:table-row>
          <table:covered-table-cell/>
          <table:covered-table-cell/>
          <table:table-cell table:style-name="Table3.A1" office:value-type="string">
            <text:p text:style-name="P3">4. <text:s/><text:span text:style-name="T1">Peraturan Pemerintah Nomor 27 Tahun 1983 </text:span><text:span text:style-name="T2">tentang <text:s/></text:span><text:span text:style-name="T1">Pelaksanaan Kitab Undang-undang </text:span><text:span text:style-name="T2">Hukum </text:span><text:span text:style-name="T1">Acara Pidana.</text:span></text:p>
          </table:table-cell>
        </table:table-row>
        <table:table-row>
          <table:covered-table-cell/>
          <table:covered-table-cell/>
          <table:table-cell table:style-name="Table3.A1" office:value-type="string">
            <text:p text:style-name="P3">5. <text:s/><text:span text:style-name="T1">Keppres Nomor 86 Tahun 1999 </text:span><text:span text:style-name="T2">tentang </text:span><text:span text:style-name="T1">Susunan Organisasi dan Tata Kerja Kejaksaan </text:span><text:span text:style-name="T2">Republik Indonesia.</text:span></text:p>
          </table:table-cell>
        </table:table-row>
        <table:table-row>
          <table:table-cell table:style-name="Table3.A1" table:number-rows-spanned="2" office:value-type="string">
            <text:p text:style-name="P11">Pertimbangan</text:p>
          </table:table-cell>
          <table:table-cell table:style-name="Table3.A1" table:number-rows-spanned="2" office:value-type="string">
            <text:p text:style-name="P12">:</text:p>
          </table:table-cell>
          <table:table-cell table:style-name="Table3.A1" office:value-type="string">
            <text:p text:style-name="P3">1. <text:s text:c="2"/>Bahwa untuk kepentingan {penyidikan_penuntutan} dalam rangka mengungkapkan tindak pidana {tindak_pidana} yang diduga keras dilakukan oleh tersangka {nama_tersangka} berdasarkan Surat Perintah Penyidik/melengkapi berkas perkara <text:s/>dari Kepala {kepala_kejaksaan} Nomor : {nomor_prin} tanggal {tanggal_prin}</text:p>
          </table:table-cell>
        </table:table-row>
        <table:table-row>
          <table:covered-table-cell/>
          <table:covered-table-cell/>
          <table:table-cell table:style-name="Table3.A1" office:value-type="string">
            <text:p text:style-name="P11">2. <text:s text:c="2"/>Usul Jaksa Penyidik / Penuntut Umum.</text:p>
          </table:table-cell>
        </table:table-row>
      </table:table>
      <text:p text:style-name="P2"/>
      <text:p text:style-name="P1">M E M E R I N T A H K A N</text:p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>
          <table:table-cell table:style-name="Table4.A1" table:number-rows-spanned="2" office:value-type="string">
            <text:p text:style-name="P11">Kepada</text:p>
          </table:table-cell>
          <table:table-cell table:style-name="Table4.A1" table:number-rows-spanned="2" office:value-type="string">
            <text:p text:style-name="P12">:</text:p>
          </table:table-cell>
          <table:table-cell table:style-name="Table4.A1" table:number-columns-spanned="3" office:value-type="string">
            <text:p text:style-name="P11">Jaksa Penyidik / Penuntut Umum</text:p>
          </table:table-cell>
          <table:covered-table-cell/>
          <table:covered-table-cell/>
          <table:table-cell table:style-name="Table4.A1" office:value-type="string">
            <text:p text:style-name="P12">:</text:p>
          </table:table-cell>
          <table:table-cell table:style-name="Table4.A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4.A1" table:number-columns-spanned="7" office:value-type="string">
            <text:p text:style-name="P11">[!-- BEGIN penyidik --]</text:p>
            <table:table table:name="Table5" table:style-name="Table5">
              <table:table-column table:style-name="Table5.A"/>
              <table:table-column table:style-name="Table5.B"/>
              <table:table-column table:style-name="Table5.A"/>
              <table:table-column table:style-name="Table5.D"/>
              <table:table-row>
                <table:table-cell table:style-name="Table5.A1" office:value-type="string">
                  <text:p text:style-name="P11">{no_urut_penyidik}.</text:p>
                </table:table-cell>
                <table:table-cell table:style-name="Table5.A1" office:value-type="string">
                  <text:p text:style-name="P11">Nama</text:p>
                </table:table-cell>
                <table:table-cell table:style-name="Table5.A1" office:value-type="string">
                  <text:p text:style-name="P12">:</text:p>
                </table:table-cell>
                <table:table-cell table:style-name="Table5.A1" office:value-type="string">
                  <text:p text:style-name="P11">{nama_penyidik}</text:p>
                </table:table-cell>
              </table:table-row>
              <table:table-row>
                <table:table-cell table:style-name="Table5.A1" office:value-type="string">
                  <text:p text:style-name="P11"/>
                </table:table-cell>
                <table:table-cell table:style-name="Table5.A1" office:value-type="string">
                  <text:p text:style-name="P11">Pangkat</text:p>
                </table:table-cell>
                <table:table-cell table:style-name="Table5.A1" office:value-type="string">
                  <text:p text:style-name="P12">:</text:p>
                </table:table-cell>
                <table:table-cell table:style-name="Table5.A1" office:value-type="string">
                  <text:p text:style-name="P11">{pangkat_penyidik}</text:p>
                </table:table-cell>
              </table:table-row>
              <table:table-row table:style-name="Table5.3">
                <table:table-cell table:style-name="Table5.A1" office:value-type="string">
                  <text:p text:style-name="P11"/>
                </table:table-cell>
                <table:table-cell table:style-name="Table5.A1" office:value-type="string">
                  <text:p text:style-name="P11">Nip</text:p>
                </table:table-cell>
                <table:table-cell table:style-name="Table5.A1" office:value-type="string">
                  <text:p text:style-name="P12">:</text:p>
                </table:table-cell>
                <table:table-cell table:style-name="Table5.A1" office:value-type="string">
                  <text:p text:style-name="P11">{nip_penyidik}</text:p>
                </table:table-cell>
              </table:table-row>
            </table:table>
            <text:p text:style-name="P11">[!-- END penyidik --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rows-spanned="6" office:value-type="string">
            <text:p text:style-name="P11">Untuk</text:p>
          </table:table-cell>
          <table:table-cell table:style-name="Table4.A1" table:number-rows-spanned="6" office:value-type="string">
            <text:p text:style-name="P12">:</text:p>
          </table:table-cell>
          <table:table-cell table:style-name="Table4.A1" table:number-rows-spanned="2" office:value-type="string">
            <text:p text:style-name="P11">1.</text:p>
          </table:table-cell>
          <table:table-cell table:style-name="Table4.A1" table:number-columns-spanned="6" office:value-type="string">
            <text:p text:style-name="P11">Penggeledahan terhadap 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4.A1" table:number-columns-spanned="6" office:value-type="string">
            <text:p text:style-name="P11">{penggeledahan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4.A1" table:number-rows-spanned="2" office:value-type="string">
            <text:p text:style-name="P11">2.</text:p>
          </table:table-cell>
          <table:table-cell table:style-name="Table4.A1" table:number-columns-spanned="6" office:value-type="string">
            <text:p text:style-name="P11">Melakukan penyitaan atas 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4.A1" table:number-columns-spanned="6" office:value-type="string">
            <text:p text:style-name="P11">[!-- BEGIN penyitaan --] [{no_urut_sita}. {nama_barang_sita}]</text:p>
            <text:p text:style-name="P11">[!-- END penyitaan --]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4.A1" office:value-type="string">
            <text:p text:style-name="P11">3.</text:p>
          </table:table-cell>
          <table:table-cell table:style-name="Table4.A1" table:number-columns-spanned="6" office:value-type="string">
            <text:p text:style-name="P11">Melakukan penitipan dari barang-barang yang disit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4.A1" office:value-type="string">
            <text:p text:style-name="P11">4.</text:p>
          </table:table-cell>
          <table:table-cell table:style-name="Table4.A1" table:number-columns-spanned="6" office:value-type="string">
            <text:p text:style-name="P11">Membuat Berita Acara Penggeledahan / Penyegelan / Penyitaan / Penitipan dan melaporkan hasil pelaksanaanny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9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4.A1" table:number-columns-spanned="4" office:value-type="string">
            <text:p text:style-name="P11">Kepada <text:s text:c="16"/>: <text:s text:c="9"/>yang bersangkutan</text:p>
          </table:table-cell>
          <table:covered-table-cell/>
          <table:covered-table-cell/>
          <table:covered-table-cell/>
          <table:table-cell table:style-name="Table4.A1" table:number-columns-spanned="3" office:value-type="string">
            <text:p text:style-name="P11">Dikeluarkan di</text:p>
          </table:table-cell>
          <table:covered-table-cell/>
          <table:covered-table-cell/>
          <table:table-cell table:style-name="Table4.A1" office:value-type="string">
            <text:p text:style-name="P12">:</text:p>
          </table:table-cell>
          <table:table-cell table:style-name="Table4.A1" office:value-type="string">
            <text:p text:style-name="P11">{dikeluarkan}</text:p>
          </table:table-cell>
        </table:table-row>
        <table:table-row>
          <table:table-cell table:style-name="Table4.A1" table:number-columns-spanned="4" office:value-type="string">
            <text:p text:style-name="P11"><text:s text:c="40"/>Untuk dilaksanakan</text:p>
          </table:table-cell>
          <table:covered-table-cell/>
          <table:covered-table-cell/>
          <table:covered-table-cell/>
          <table:table-cell table:style-name="Table4.A1" table:number-columns-spanned="3" office:value-type="string">
            <text:p text:style-name="P11">Pada tanggal</text:p>
          </table:table-cell>
          <table:covered-table-cell/>
          <table:covered-table-cell/>
          <table:table-cell table:style-name="Table4.A1" office:value-type="string">
            <text:p text:style-name="P12">:</text:p>
          </table:table-cell>
          <table:table-cell table:style-name="Table4.A1" office:value-type="string">
            <text:p text:style-name="P11">{tgl_dikeluarkan}</text:p>
          </table:table-cell>
        </table:table-row>
        <table:table-row>
          <table:table-cell table:style-name="Table4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le4.A1" table:number-columns-spanned="5" office:value-type="string">
            <text:p text:style-name="P10">{kepala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e4.A1" table:number-columns-spanned="5" office:value-type="string">
            <text:p text:style-name="P11"/>
            <text:p text:style-name="P11"/>
            <text:p text:style-name="P11"/>
            <text:p text:style-name="P11"/>
            <text:p text:style-name="P12">({penandatangan})</text:p>
          </table:table-cell>
          <table:covered-table-cell/>
          <table:covered-table-cell/>
          <table:covered-table-cell/>
          <table:covered-table-cell/>
        </table:table-row>
      </table:table>
      <text:p text:style-name="P6"/>
      <text:p text:style-name="P6">Tembusan :</text:p>
      <text:p text:style-name="P6">[!-- BEGIN tembusan --]{urutan_tembusan}. {nama_tembusan}</text:p>
      <text:p text:style-name="P7">[!-- END tembusan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alibri" svg:font-family="Calibri"/>
    <style:font-face style:name="Tahoma1" svg:font-family="Tahoma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3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1M23S</meta:editing-duration>
    <meta:editing-cycles>62</meta:editing-cycles>
    <meta:generator>OpenOffice/4.1.1$Unix OpenOffice.org_project/411m6$Build-9775</meta:generator>
    <dc:date>2015-11-30T15:46:54</dc:date>
    <meta:document-statistic meta:table-count="5" meta:image-count="0" meta:object-count="0" meta:page-count="2" meta:paragraph-count="61" meta:word-count="241" meta:character-count="1753"/>
    <dc:creator>Alfario Eka Putra</dc:creator>
    <meta:user-defined meta:name="Info 1"/>
    <meta:user-defined meta:name="Info 2"/>
    <meta:user-defined meta:name="Info 3"/>
    <meta:user-defined meta:name="Info 4"/>
  </office:meta>
</office:document-meta>
</file>